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.accept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.accept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yclicMockMethodArgumentMemoryLeakTest.no_memory_leak_when_cyclically_calling_method_with_moc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